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9.021cm"/>
    </style:style>
    <style:style style:name="Tabella2.C" style:family="table-column">
      <style:table-column-properties style:column-width="1.355cm"/>
    </style:style>
    <style:style style:name="Tabella2.D" style:family="table-column">
      <style:table-column-properties style:column-width="2.037cm"/>
    </style:style>
    <style:style style:name="Tabella2.E" style:family="table-column">
      <style:table-column-properties style:column-width="1.316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1.998cm"/>
    </style:style>
    <style:style style:name="FooterTable.C" style:family="table-column">
      <style:table-column-properties style:column-width="3.997cm"/>
    </style:style>
    <style:style style:name="FooterTable.D" style:family="table-column">
      <style:table-column-properties style:column-width="2.699cm"/>
    </style:style>
    <style:style style:name="FooterTable.F" style:family="table-column">
      <style:table-column-properties style:column-width="2.713cm"/>
    </style:style>
    <style:style style:name="FooterTable.G" style:family="table-column">
      <style:table-column-properties style:column-width="2.895cm"/>
    </style:style>
    <style:style style:name="FooterTable.1" style:family="table-row">
      <style:table-row-properties style:min-row-height="0.411cm" fo:keep-together="always"/>
    </style:style>
    <style:style style:name="FooterTable.A1" style:family="table-cell">
      <style:table-cell-properties style:vertical-align="" fo:background-color="transparent" fo:padding="0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FooterTable.3" style:family="table-row">
      <style:table-row-properties style:min-row-height="0.513cm" fo:keep-together="always"/>
    </style:style>
    <style:style style:name="FooterTable.A3" style:family="table-cell">
      <style:table-cell-properties style:vertical-align="" fo:background-color="transparent" fo:padding="0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011cm" fo:keep-together="always"/>
    </style:style>
    <style:style style:name="FooterTable.A7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" style:family="paragraph" style:parent-style-name="Standard">
      <style:text-properties fo:color="#333333" style:font-name="Gotham Book" fo:font-size="2pt" fo:font-style="italic" style:text-underline-style="solid" style:text-underline-width="auto" style:text-underline-color="font-color" fo:font-weight="normal" officeooo:rsid="0065b47f" officeooo:paragraph-rsid="023f29dc" fo:background-color="transparent" style:font-name-asian="Times New Roman" style:font-size-asian="1.75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text-properties fo:color="#333333" style:font-name="Gotham Book" fo:font-size="7pt" fo:font-style="normal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6.0999999046325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text-properties fo:font-size="4pt" style:font-size-asian="3.5pt" style:font-size-complex="4pt"/>
    </style:style>
    <style:style style:name="P24" style:family="paragraph" style:parent-style-name="Standard">
      <style:text-properties fo:font-size="2pt" style:font-size-asian="1.75pt" style:font-size-complex="2pt"/>
    </style:style>
    <style:style style:name="P25" style:family="paragraph" style:parent-style-name="Frame_20_contents">
      <style:text-properties officeooo:rsid="01c4e795" officeooo:paragraph-rsid="01c4e795"/>
    </style:style>
    <style:style style:name="P26" style:family="paragraph" style:parent-style-name="Frame_20_contents">
      <style:paragraph-properties fo:text-align="start" style:justify-single-word="false"/>
    </style:style>
    <style:style style:name="P2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fo:background-color="transparent" style:font-size-asian="8pt" style:font-weight-asian="normal" style:font-size-complex="8pt" style:font-weight-complex="normal"/>
    </style:style>
    <style:style style:name="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f29d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7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letter-spacing="0.007cm" fo:language="it" fo:country="IT" fo:font-style="normal" style:text-underline-style="none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f29d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7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3f29d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font-style-complex="normal" style:font-weight-complex="bold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11830d1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2pt" style:font-style-asian="normal" style:font-weight-asian="normal" style:font-name-complex="Calibri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italic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0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1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italic" fo:font-weight="normal" officeooo:rsid="016a1d2a" officeooo:paragraph-rsid="023f29dc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11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1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1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41be2a" style:font-size-asian="7pt" style:font-weight-asian="normal" style:font-size-complex="7pt" style:font-weight-complex="normal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7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8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41be2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3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34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3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6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41be2a" style:font-size-asian="7pt" style:font-weight-asian="normal" style:font-size-complex="7pt" style:font-weight-complex="normal"/>
    </style:style>
    <style:style style:name="P13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41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42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4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4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6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8" style:family="paragraph" style:parent-style-name="Table_20_Contents">
      <style:paragraph-properties fo:text-align="end" style:justify-single-word="false"/>
      <style:text-properties fo:color="#000000" style:font-name="Gotham Book" fo:font-size="7pt" fo:letter-spacing="0.007cm" fo:language="it" fo:country="IT" fo:font-style="normal" style:text-underline-style="none" fo:font-weight="bold" officeooo:rsid="00481ece" officeooo:paragraph-rsid="023f29dc" fo:background-color="transparent" style:font-name-asian="Times New Roman" style:font-size-asian="7pt" style:font-style-asian="normal" style:font-weight-asian="bold" style:font-name-complex="Calibri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0" style:family="paragraph" style:parent-style-name="Table_20_Contents">
      <style:paragraph-properties fo:text-align="end" style:justify-single-word="fals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51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2pt" fo:background-color="transparent" loext:char-shading-value="0" style:font-size-asian="2pt" style:font-size-complex="2pt"/>
    </style:style>
    <style:style style:name="T7" style:family="text">
      <style:text-properties fo:letter-spacing="0.007cm" style:font-name-asian="Times New Roman" style:language-complex="ar" style:country-complex="SA"/>
    </style:style>
    <style:style style:name="T8" style:family="text">
      <style:text-properties fo:letter-spacing="0.007cm" style:font-name-asian="Times New Roman" style:font-name-complex="Microsoft Sans Serif" style:language-complex="ar" style:country-complex="SA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5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6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3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officeooo:rsid="00481ece" style:font-name-complex="Calibri"/>
    </style:style>
    <style:style style:name="T25" style:family="text">
      <style:text-properties fo:color="#000000" fo:letter-spacing="0.007cm" fo:language="it" fo:country="IT" officeooo:rsid="00481ece" style:font-name-complex="Calibri"/>
    </style:style>
    <style:style style:name="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1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3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4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5" style:family="text">
      <style:text-properties fo:color="#333333" fo:font-size="2pt" style:font-size-asian="2pt" style:font-size-complex="2pt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39" style:family="text">
      <style:text-properties fo:color="#333333" fo:font-weight="bold" style:font-weight-asian="bold" style:font-name-complex="Helvetica" style:font-weight-complex="bold"/>
    </style:style>
    <style:style style:name="T40" style:family="text">
      <style:text-properties officeooo:rsid="013aad73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93c4ce" fo:background-color="transparent" loext:char-shading-value="0"/>
    </style:style>
    <style:style style:name="T43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4" style:family="text">
      <style:text-properties officeooo:rsid="0090aa57"/>
    </style:style>
    <style:style style:name="T45" style:family="text">
      <style:text-properties fo:font-style="normal" fo:background-color="transparent" loext:char-shading-value="0" style:font-style-asian="normal" style:font-style-complex="normal"/>
    </style:style>
    <style:style style:name="T46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7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8" style:family="text">
      <style:text-properties officeooo:rsid="01889bc9"/>
    </style:style>
    <style:style style:name="T49" style:family="text">
      <style:text-properties officeooo:rsid="01833024"/>
    </style:style>
    <style:style style:name="T50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5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9" style:family="text">
      <style:text-properties fo:font-size="7pt" style:font-size-asian="7pt" style:font-size-complex="7pt"/>
    </style:style>
    <style:style style:name="T60" style:family="text">
      <style:text-properties fo:font-size="7pt" officeooo:rsid="01431666" style:font-size-asian="7pt" style:font-size-complex="7pt"/>
    </style:style>
    <style:style style:name="T61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62" style:family="text">
      <style:text-properties fo:font-size="7pt" fo:font-weight="bold" officeooo:rsid="0263ff30" style:font-size-asian="7pt" style:font-weight-asian="bold" style:font-name-complex="Times New Roman" style:font-size-complex="7pt" style:font-weight-complex="bold"/>
    </style:style>
    <style:style style:name="T63" style:family="text">
      <style:text-properties fo:font-size="7pt" fo:font-weight="bold" style:font-size-asian="7pt" style:font-weight-asian="bold" style:font-size-complex="7pt" style:font-weight-complex="bold"/>
    </style:style>
    <style:style style:name="T64" style:family="text">
      <style:text-properties style:text-underline-style="solid" style:text-underline-width="auto" style:text-underline-color="font-color" style:language-complex="ar" style:country-complex="SA"/>
    </style:style>
    <style:style style:name="T65" style:family="text">
      <style:text-properties style:use-window-font-color="true" fo:font-size="7pt" fo:font-weight="normal" officeooo:rsid="016a1d2a" style:font-size-asian="7pt" style:font-weight-asian="normal" style:font-name-complex="Times New Roman" style:font-size-complex="7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40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61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58"><text:placeholder text:placeholder-type="text">&lt;translate(u'Q.ty')&gt;</text:placeholder></text:p>
            </table:table-cell>
            <table:table-cell table:style-name="Tabella2.A1" office:value-type="string">
              <text:p text:style-name="P58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60"/>
            </table:table-cell>
            <table:table-cell table:style-name="Tabella2.A1" office:value-type="string">
              <text:p text:style-name="P59"><text:placeholder text:placeholder-type="text">&lt;translate(u'VAT')&gt;</text:placeholder></text:p>
            </table:table-cell>
            <table:table-cell table:style-name="Tabella2.A1" office:value-type="string">
              <text:p text:style-name="P58"><text:placeholder text:placeholder-type="text">&lt;translate(u'Total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38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37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35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36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36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42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129"><text:placeholder text:placeholder-type="text">&lt;line.name&gt;</text:placeholder></text:p>
            <text:p text:style-name="P101"><text:span text:style-name="Strong_20_Emphasis"><text:span text:style-name="T58"><text:placeholder text:placeholder-type="text">&lt;if test="check_installed_module('partner_product_additional_description')"&gt;</text:placeholder></text:span></text:span></text:p>
            <text:p text:style-name="P101"><text:span text:style-name="Strong_20_Emphasis"><text:span text:style-name="T58"><text:placeholder text:placeholder-type="text">&lt;if test="line.invoice_id.partner_product_additional_description_id"&gt;</text:placeholder></text:span></text:span></text:p>
            <text:p text:style-name="P101"><text:span text:style-name="Strong_20_Emphasis"><text:span text:style-name="T56"><text:placeholder text:placeholder-type="text">&lt;line.invoice_id.partner_product_additional_description_id.name&gt;</text:placeholder></text:span></text:span></text:p>
            <text:p text:style-name="P101"><text:span text:style-name="Strong_20_Emphasis"><text:span text:style-name="T58"><text:placeholder text:placeholder-type="text">&lt;/if&gt;</text:placeholder></text:span></text:span></text:p>
            <text:p text:style-name="P111"><text:bookmark-start text:name="__DdeLink__1306_11017385391"/><text:span text:style-name="Strong_20_Emphasis"><text:span text:style-name="T58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128"><text:placeholder text:placeholder-type="text">&lt;if test="line.quantity != 0.00"&gt;</text:placeholder></text:p>
            <text:p text:style-name="P128"><text:span text:style-name="Strong_20_Emphasis"><text:span text:style-name="T57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 <text:span text:style-name="T2"><text:placeholder text:placeholder-type="text">&lt;line.quantity or 0.00&gt;</text:placeholder></text:span></text:p>
            <text:p text:style-name="P127"><text:placeholder text:placeholder-type="text">&lt;/if&gt;</text:placeholder></text:p>
          </table:table-cell>
          <table:table-cell table:style-name="Tabella2.D7" office:value-type="string">
            <text:p text:style-name="P147"><text:placeholder text:placeholder-type="text">&lt;if test="line.quantity != 0.00 and not o.print_net_price"&gt;</text:placeholder></text:p>
            <text:p text:style-name="P144"><text:placeholder text:placeholder-type="text">&lt;formatLang(line.price_unit, digits=2)&gt;</text:placeholder></text:p>
            <text:p text:style-name="P147"><text:placeholder text:placeholder-type="text">&lt;/if&gt;</text:placeholder></text:p>
            <text:p text:style-name="P147"><text:placeholder text:placeholder-type="text">&lt;if test="line.quantity != 0.00 and o.print_net_price"&gt;</text:placeholder></text:p>
            <text:p text:style-name="P144"><text:placeholder text:placeholder-type="text">&lt;formatLang(line.price_subtotal / line.quantity, digits=2)&gt;</text:placeholder></text:p>
            <text:p text:style-name="P147"><text:placeholder text:placeholder-type="text">&lt;/if&gt;</text:placeholder></text:p>
          </table:table-cell>
          <table:table-cell table:style-name="Tabella2.E7" office:value-type="string">
            <text:p text:style-name="P112"><text:span text:style-name="Strong_20_Emphasis"><text:span text:style-name="T53"><text:placeholder text:placeholder-type="text">&lt;if test="line.discount != 0.00 and not o.print_net_price"&gt;</text:placeholder></text:span></text:span><text:span text:style-name="Strong_20_Emphasis"><text:span text:style-name="T54">-</text:span></text:span><text:span text:style-name="Strong_20_Emphasis"><text:span text:style-name="T55"><text:placeholder text:placeholder-type="text">&lt;formatLang(line.discount,digits=1)&gt;</text:placeholder></text:span></text:span><text:span text:style-name="Strong_20_Emphasis"><text:span text:style-name="T55">%</text:span></text:span><text:span text:style-name="Strong_20_Emphasis"><text:span text:style-name="T53"><text:placeholder text:placeholder-type="text">&lt;/if&gt;</text:placeholder></text:span></text:span></text:p>
          </table:table-cell>
          <table:table-cell table:style-name="Tabella2.F7" office:value-type="string">
            <text:p text:style-name="P141"><text:span text:style-name="T6"><text:placeholder text:placeholder-type="text">&lt;if test="line.invoice_line_tax_id"&gt;</text:placeholder></text:span><text:span text:style-name="T59"><text:placeholder text:placeholder-type="text">&lt;formatLang(line.invoice_line_tax_id[0].amount *100, digits=1) or ''&gt;</text:placeholder></text:span>%<text:span text:style-name="T6"><text:placeholder text:placeholder-type="text">&lt;/if&gt;</text:placeholder></text:span></text:p>
          </table:table-cell>
          <table:table-cell table:style-name="Tabella2.G7" office:value-type="string">
            <text:p text:style-name="P147"><text:placeholder text:placeholder-type="text">&lt;if test="line.price_subtotal != 0.00"&gt;</text:placeholder></text:p>
            <text:p text:style-name="P143"><text:placeholder text:placeholder-type="text">&lt;formatLang(line.price_subtotal)&gt;</text:placeholder></text:p>
            <text:p text:style-name="P146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4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4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"/>
      <text:p text:style-name="P22"/>
      <text:p text:style-name="P130"><text:placeholder text:placeholder-type="text">&lt;if test="o.print_payment_in_footer"&gt;</text:placeholder></text:p>
      <text:p text:style-name="P124"><text:placeholder text:placeholder-type="text">&lt;if test="o.move_id"&gt;</text:placeholder></text:p>
      <text:p text:style-name="P118"><text:placeholder text:placeholder-type="text">&lt;get_label(o,'date_due')&gt;</text:placeholder></text:p>
      <text:p text:style-name="P124"><text:placeholder text:placeholder-type="text">&lt;/if&gt;</text:placeholder></text:p>
      <text:p text:style-name="P123"><text:placeholder text:placeholder-type="text">&lt;for each="line in invoice_move_lines(o.move_id)"&gt;</text:placeholder></text:p>
      <text:p text:style-name="P126"><text:placeholder text:placeholder-type="text">&lt;setLang('it_IT')&gt;</text:placeholder></text:p>
      <text:p text:style-name="P121"><text:span text:style-name="T45"><text:placeholder text:placeholder-type="text">&lt;formatLang(line.date_maturity,date=True) or ''&gt;</text:placeholder></text:span><text:span text:style-name="T45"> </text:span><text:span text:style-name="T13"><text:placeholder text:placeholder-type="text">&lt;setLang(o.partner_id.lang or  'it_IT')&gt;</text:placeholder></text:span><text:span text:style-name="T13"> <text:s/></text:span><text:span text:style-name="T45"><text:placeholder text:placeholder-type="text">&lt;formatLang(line.debit,monetary=True,currency_obj=o.currency_id) or ''&gt;</text:placeholder></text:span><text:span text:style-name="T13"><text:placeholder text:placeholder-type="text">&lt;setLang('it_IT')&gt;</text:placeholder></text:span></text:p>
      <text:p text:style-name="P34"><text:placeholder text:placeholder-type="text">&lt;/for&gt;</text:placeholder></text:p>
      <text:p text:style-name="P53"><text:placeholder text:placeholder-type="text">&lt;if test="o.type == 'out_invoice' "&gt;</text:placeholder></text:p>
      <text:p text:style-name="P53"><text:placeholder text:placeholder-type="text">&lt;if test="o.state == 'proforma2'"&gt;</text:placeholder><text:span text:style-name="T22"><text:placeholder text:placeholder-type="text">&lt;setLang('it_IT')&gt;</text:placeholder></text:span></text:p>
      <text:p text:style-name="P57"><text:placeholder text:placeholder-type="text">&lt;formatLang(o.date_due, date=True) or ''&gt;</text:placeholder></text:p>
      <text:p text:style-name="P49"><text:placeholder text:placeholder-type="text">&lt;setLang(o.partner_id.lang or  'it_IT')&gt;</text:placeholder></text:p>
      <text:p text:style-name="P54"><text:placeholder text:placeholder-type="text">&lt;/if&gt;</text:placeholder></text:p>
      <text:p text:style-name="P109"><text:placeholder text:placeholder-type="text">&lt;/if&gt;</text:placeholder></text:p>
      <text:p text:style-name="P109"><text:placeholder text:placeholder-type="text">&lt;/if&gt;</text:placeholder></text:p>
      <text:p text:style-name="P149"><text:placeholder text:placeholder-type="text">&lt;if test="check_installed_module('account_fiscal_position_rule_partner')"&gt;</text:placeholder></text:p>
      <text:p text:style-name="P137"><text:placeholder text:placeholder-type="text">&lt;if test="o.account_fiscal_position_rule_id"&gt;</text:placeholder></text:p>
      <text:p text:style-name="P138"><text:span text:style-name="T46">C</text:span><text:span text:style-name="T47">ome da vs. dichiarazione di intento n° </text:span><text:bookmark-start text:name="__DdeLink__1227_186623427021"/><text:span text:style-name="T47"><text:placeholder text:placeholder-type="text">&lt;o.account_fiscal_position_rule_id.name&gt;</text:placeholder></text:span><text:bookmark-end text:name="__DdeLink__1227_186623427021"/><text:span text:style-name="T47"> del </text:span><text:span text:style-name="T47"><text:placeholder text:placeholder-type="text">&lt;formatLang(o.account_fiscal_position_rule_id.date_issue, date=True) or ''&gt;</text:placeholder></text:span><text:span text:style-name="T47"> ricevuta in data </text:span><text:bookmark-start text:name="__DdeLink__1234_186623427021"/><text:span text:style-name="T47"><text:placeholder text:placeholder-type="text">&lt;formatLang(o.account_fiscal_position_rule_id.date_reception, date=True) or ''&gt;</text:placeholder></text:span><text:bookmark-end text:name="__DdeLink__1234_186623427021"/><text:span text:style-name="T47"> e protocollata al n</text:span><text:bookmark-start text:name="__DdeLink__3853_186623427021"/><text:span text:style-name="T47">°</text:span><text:bookmark-end text:name="__DdeLink__3853_186623427021"/><text:span text:style-name="T47"> </text:span><text:span text:style-name="T47"><text:placeholder text:placeholder-type="text">&lt;o.account_fiscal_position_rule_id.number_protocol&gt;</text:placeholder></text:span><text:span text:style-name="T47">.</text:span></text:p>
      <text:p text:style-name="P137"><text:placeholder text:placeholder-type="text">&lt;/if&gt;</text:placeholder></text:p>
      <text:p text:style-name="P137"><text:placeholder text:placeholder-type="text">&lt;/if&gt;</text:placeholder></text:p>
      <text:p text:style-name="P39"><text:placeholder text:placeholder-type="text">&lt;o.comment or ''&gt;</text:placeholder></text:p>
      <text:p text:style-name="P96"><text:bookmark text:name="__DdeLink__2934_2141332970"/><draw:frame draw:style-name="fr2" draw:name="image: asimage(o.tax_stamp_image,None,3,2.2,'cm')" text:anchor-type="as-char" svg:y="0.037cm" svg:height="0.25cm" draw:z-index="0"><draw:text-box fo:min-width="0.342cm"><text:p text:style-name="P26"/></draw:text-box></draw:frame></text:p>
      <table:table table:name="FooterTable" table:style-name="FooterTable">
        <table:table-column table:style-name="FooterTable.A" table:number-columns-repeated="2"/>
        <table:table-column table:style-name="FooterTable.C"/>
        <table:table-column table:style-name="FooterTable.D" table:number-columns-repeated="2"/>
        <table:table-column table:style-name="FooterTable.F"/>
        <table:table-column table:style-name="FooterTable.G"/>
        <table:table-row table:style-name="FooterTable.1">
          <table:table-cell table:style-name="FooterTable.A1" table:number-columns-spanned="7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2" office:value-type="string">
            <text:p text:style-name="P75"><text:span text:style-name="T32"><text:placeholder text:placeholder-type="text">&lt;if test="not variant_images()"&gt;</text:placeholder></text:span><text:span text:style-name="T60">Imponibile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untaxed').upper()&gt;</text:placeholder></text:span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75"><text:span text:style-name="T32"><text:placeholder text:placeholder-type="text">&lt;if test="not variant_images()"&gt;</text:placeholder></text:span><text:span text:style-name="T60">Imposta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tax').upper()&gt;</text:placeholder></text:span><text:span text:style-name="T14"><text:placeholder text:placeholder-type="text">&lt;/if&gt;</text:placeholder></text:span></text:p>
          </table:table-cell>
          <table:table-cell table:style-name="FooterTable.A2" table:number-columns-spanned="4" office:value-type="string">
            <text:p text:style-name="P85"/>
          </table:table-cell>
          <table:covered-table-cell/>
          <table:covered-table-cell/>
          <table:covered-table-cell/>
          <table:table-cell table:style-name="FooterTable.A2" office:value-type="string">
            <text:p text:style-name="P136"><text:span text:style-name="T33"><text:placeholder text:placeholder-type="text">&lt;if test="not variant_images()"&gt;</text:placeholder></text:span><text:span text:style-name="T61">Totale </text:span><text:span text:style-name="T62">Fattura</text:span><text:span text:style-name="T61"> </text:span><text:span text:style-name="T34"><text:placeholder text:placeholder-type="text">&lt;/if&gt;</text:placeholder></text:span><text:span text:style-name="T15"><text:placeholder text:placeholder-type="text">&lt;if test="o.partner_id.lang != 'it_IT'"&gt;</text:placeholder></text:span><text:span text:style-name="T63"><text:placeholder text:placeholder-type="text">&lt;translate(u'total invoice').upper()&gt;</text:placeholder></text:span><text:span text:style-name="T15"><text:placeholder text:placeholder-type="text">&lt;/if&gt;</text:placeholder></text:span></text:p>
          </table:table-cell>
        </table:table-row>
        <table:table-row table:style-name="FooterTable.3">
          <table:table-cell table:style-name="FooterTable.A3" office:value-type="string">
            <text:p text:style-name="P69"><text:bookmark-start text:name="__DdeLink__5002_161588833011"/><text:placeholder text:placeholder-type="text">&lt;formatLang(o.amount_untaxed)&gt;</text:placeholder><text:bookmark-end text:name="__DdeLink__5002_161588833011"/></text:p>
          </table:table-cell>
          <table:table-cell table:style-name="FooterTable.A3" office:value-type="string">
            <text:p text:style-name="P69"><text:placeholder text:placeholder-type="text">&lt;formatLang(o.amount_tax)&gt;</text:placeholder></text:p>
          </table:table-cell>
          <table:table-cell table:style-name="FooterTable.A3" table:number-columns-spanned="4" office:value-type="string">
            <text:p text:style-name="P69"/>
          </table:table-cell>
          <table:covered-table-cell/>
          <table:covered-table-cell/>
          <table:covered-table-cell/>
          <table:table-cell table:style-name="FooterTable.A3" office:value-type="string">
            <text:p text:style-name="P148"><text:placeholder text:placeholder-type="text">&lt;formatLang(o.amount_total)&gt;</text:placeholder></text:p>
          </table:table-cell>
        </table:table-row>
        <table:table-row table:style-name="FooterTable.4">
          <table:table-cell table:style-name="FooterTable.A2" table:number-columns-spanned="7" office:value-type="string">
            <text:p text:style-name="P80"><text:span text:style-name="T25"><text:placeholder text:placeholder-type="text">&lt;setLang(o.partner_id.lang or  'en_US')&gt;</text:placeholder></text:span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2" table:number-columns-spanned="3" office:value-type="string">
            <text:p text:style-name="P70"><text:placeholder text:placeholder-type="text">&lt;line.name.replace('(debito)','').replace('(credito)','') or ''&gt;</text:placeholder></text:p>
          </table:table-cell>
          <table:covered-table-cell/>
          <table:covered-table-cell/>
          <table:table-cell table:style-name="FooterTable.A2" office:value-type="string">
            <text:p text:style-name="P81"><text:span text:style-name="T64"><text:placeholder text:placeholder-type="text">&lt;if test="len(get_group_tax(o.tax_line)) &gt; 1"&gt;</text:placeholder></text:span><text:span text:style-name="T65"><text:placeholder text:placeholder-type="text">&lt;formatLang(line.base)&gt;</text:placeholder></text:span><text:span text:style-name="T64"><text:placeholder text:placeholder-type="text">&lt;/if&gt;</text:placeholder></text:span></text:p>
          </table:table-cell>
          <table:table-cell table:style-name="FooterTable.A2" office:value-type="string">
            <text:p text:style-name="P81"><text:span text:style-name="T64"><text:placeholder text:placeholder-type="text">&lt;if test="len(get_group_tax(o.tax_line)) &gt; 1"&gt;</text:placeholder></text:span><text:bookmark-start text:name="__DdeLink__4092_9571077921"/><text:span text:style-name="T65"><text:placeholder text:placeholder-type="text">&lt;formatLang(line.amount)&gt;</text:placeholder></text:span><text:bookmark-end text:name="__DdeLink__4092_9571077921"/><text:span text:style-name="T64"><text:placeholder text:placeholder-type="text">&lt;/if&gt;</text:placeholder></text:span></text:p>
          </table:table-cell>
          <table:table-cell table:style-name="FooterTable.A1" office:value-type="string">
            <text:p text:style-name="P79"/>
          </table:table-cell>
          <table:table-cell table:style-name="FooterTable.A1" office:value-type="string">
            <text:p text:style-name="P76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6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82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13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3" office:value-type="string">
            <text:p text:style-name="P115"><text:placeholder text:placeholder-type="text">&lt;line.name&gt;</text:placeholder></text:p>
          </table:table-cell>
          <table:covered-table-cell/>
          <table:covered-table-cell/>
          <table:table-cell table:style-name="FooterTable.A1" office:value-type="string">
            <text:p text:style-name="P116"><text:placeholder text:placeholder-type="text">&lt;formatLang(line.price_subtotal)&gt;</text:placeholder></text:p>
          </table:table-cell>
          <table:table-cell table:style-name="FooterTable.A1" office:value-type="string">
            <text:p text:style-name="P116"/>
          </table:table-cell>
          <table:table-cell table:style-name="FooterTable.A1" office:value-type="string">
            <text:p text:style-name="P76"/>
          </table:table-cell>
          <table:table-cell table:style-name="FooterTable.A1" office:value-type="string">
            <text:p text:style-name="P135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3" table:number-columns-spanned="3" office:value-type="string">
            <text:p text:style-name="P71"><text:placeholder text:placeholder-type="text">&lt;translate(u'Balance due').upper()&gt;</text:placeholder></text:p>
          </table:table-cell>
          <table:covered-table-cell/>
          <table:covered-table-cell/>
          <table:table-cell table:style-name="FooterTable.A3" office:value-type="string">
            <text:p text:style-name="P150"><text:placeholder text:placeholder-type="text">&lt;if test="o.state != 'proforma2'"&gt;</text:placeholder></text:p>
            <text:p text:style-name="P140"><text:placeholder text:placeholder-type="text">&lt;formatLang(o.residual)&gt;</text:placeholder></text:p>
            <text:p text:style-name="P83"><text:placeholder text:placeholder-type="text">&lt;/if&gt;</text:placeholder></text:p>
            <text:p text:style-name="P19"><text:placeholder text:placeholder-type="text">&lt;if test="o.state == 'proforma2'"&gt;</text:placeholder></text:p>
            <text:p text:style-name="P74"><text:placeholder text:placeholder-type="text">&lt;formatLang(get_initial_residual(o.tax_line))&gt;</text:placeholder></text:p>
            <text:p text:style-name="P84"><text:placeholder text:placeholder-type="text">&lt;/if&gt;</text:placeholder></text:p>
          </table:table-cell>
          <table:table-cell table:style-name="FooterTable.A1" office:value-type="string">
            <text:p text:style-name="P139"/>
          </table:table-cell>
          <table:table-cell table:style-name="FooterTable.A1" office:value-type="string">
            <text:p text:style-name="P76"/>
          </table:table-cell>
          <table:table-cell table:style-name="FooterTable.A1" office:value-type="string">
            <text:p text:style-name="P135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table:align="margins" style:writing-mode="lr-tb"/>
    </style:style>
    <style:style style:name="Table4.A" style:family="table-column">
      <style:table-column-properties style:rel-column-width="31039*"/>
    </style:style>
    <style:style style:name="Table4.B" style:family="table-column">
      <style:table-column-properties style:rel-column-width="15836*"/>
    </style:style>
    <style:style style:name="Table4.C" style:family="table-column">
      <style:table-column-properties style:rel-column-width="15726*"/>
    </style:style>
    <style:style style:name="Table4.D" style:family="table-column">
      <style:table-column-properties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5" style:family="table">
      <style:table-properties table:align="margins"/>
    </style:style>
    <style:style style:name="Table5.A" style:family="table-column">
      <style:table-column-properties style:rel-column-width="31045*"/>
    </style:style>
    <style:style style:name="Table5.B" style:family="table-column">
      <style:table-column-properties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fo:background-color="transparent" style:font-size-asian="8pt" style:font-weight-asian="normal" style:font-size-complex="8pt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3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4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4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6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7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7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9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80" style:family="paragraph" style:parent-style-name="Standard">
      <style:text-properties fo:font-size="4pt" style:font-size-asian="3.5pt" style:font-size-complex="4pt"/>
    </style:style>
    <style:style style:name="MP8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82" style:family="paragraph" style:parent-style-name="Standard">
      <style:text-properties fo:font-size="2pt" style:font-size-asian="1.75pt" style:font-size-complex="2pt"/>
    </style:style>
    <style:style style:name="MP8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font-size="2pt" style:font-size-asian="2pt" style:font-size-complex="2pt"/>
    </style:style>
    <style:style style:name="MT25" style:family="text">
      <style:text-properties fo:font-style="normal" fo:background-color="transparent" loext:char-shading-value="0" style:font-style-asian="normal" style:font-style-complex="normal"/>
    </style:style>
    <style:style style:name="MT26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27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28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29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1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3" style:family="text">
      <style:text-properties officeooo:rsid="01889bc9"/>
    </style:style>
    <style:style style:name="MT34" style:family="text">
      <style:text-properties officeooo:rsid="01833024"/>
    </style:style>
    <style:style style:name="MT35" style:family="text">
      <style:text-properties fo:color="#333333" fo:font-weight="bold" style:font-weight-asian="bold" style:font-name-complex="Helvetica" style:font-weight-complex="bold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1" style:family="text">
      <style:text-properties fo:color="#000000" fo:letter-spacing="0.007cm" fo:language="it" fo:country="IT" style:text-underline-style="none" officeooo:rsid="00481ece" style:font-name-complex="Calibri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2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0</text:page-number>/<text:span text:style-name="MT19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 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6"/>
            </table:table-cell>
            <table:table-cell table:style-name="Table5.B1" office:value-type="string">
              <text:p text:style-name="MP17"/>
            </table:table-cell>
          </table:table-row>
        </table:table>
        <text:p text:style-name="MP18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9"><text:s/></text:p>
            </table:table-cell>
            <table:table-cell table:style-name="Table6.B1" office:value-type="string">
              <text:p text:style-name="MP20"/>
            </table:table-cell>
          </table:table-row>
          <table:table-row table:style-name="Table6.1">
            <table:table-cell table:style-name="Table6.A1" office:value-type="string">
              <text:p text:style-name="MP21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22"/>
            </table:table-cell>
          </table:table-row>
          <table:table-row table:style-name="Table6.3">
            <table:table-cell table:style-name="Table6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4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  <text:p text:style-name="MP25"><text:placeholder text:placeholder-type="text">&lt;for each="line in invoice_move_lines(o.move_id)"&gt;</text:placeholder></text:p>
              <text:p text:style-name="MP26"><text:placeholder text:placeholder-type="text">&lt;setLang('it_IT')&gt;</text:placeholder></text:p>
              <text:p text:style-name="MP27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28"><text:placeholder text:placeholder-type="text">&lt;/for&gt;</text:placeholder></text:p>
              <text:p text:style-name="MP29"><text:placeholder text:placeholder-type="text">&lt;if test="o.type == 'out_invoice' "&gt;</text:placeholder></text:p>
              <text:p text:style-name="MP29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30"><text:placeholder text:placeholder-type="text">&lt;formatLang(o.date_due, date=True) or ''&gt;</text:placeholder></text:p>
              <text:p text:style-name="MP31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32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33"><text:placeholder text:placeholder-type="text">&lt;o.payment_term and o.payment_term.note or o.payment_term and o.payment_term.name or ''&gt;</text:placeholder></text:p>
              <text:p text:style-name="MP34"><text:placeholder text:placeholder-type="text">&lt;for each="bank in get_bank()"&gt;</text:placeholder></text:p>
              <text:p text:style-name="MP35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6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7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8"><text:placeholder text:placeholder-type="text">&lt;if test="check_installed_module('l10n_it_ricevute_bancarie_ext')"&gt;</text:placeholder></text:p>
              <text:p text:style-name="MP38"><text:placeholder text:placeholder-type="text">&lt;for each="bank in get_bank_riba()"&gt;</text:placeholder></text:p>
              <text:p text:style-name="MP39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40"><text:placeholder text:placeholder-type="text">&lt;/for&gt;</text:placeholder></text:p>
              <text:p text:style-name="MP38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21"><text:placeholder text:placeholder-type="text">&lt;/if&gt;</text:placeholder></text:p>
            </table:table-cell>
            <table:covered-table-cell/>
          </table:table-row>
        </table:table>
        <text:p text:style-name="MP4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42"><text:span text:style-name="MT17"><text:placeholder text:placeholder-type="text">&lt;setLang('it_IT')&gt;</text:placeholder></text:span><text:placeholder text:placeholder-type="text">&lt;o.date_invoice and formatLang(o.date_invoice,date=True) or ''&gt;</text:placeholder></text:p>
              <text:p text:style-name="MP43"><text:placeholder text:placeholder-type="text">&lt;if test="check_installed_module('account_invoice_proforma') and o.state == 'proforma2'"&gt;</text:placeholder></text:p>
              <text:p text:style-name="MP44"><text:placeholder text:placeholder-type="text">&lt;o.date_proforma and formatLang(o.date_proforma,date=True) or ''&gt;</text:placeholder></text:p>
              <text:p text:style-name="MP45"><text:placeholder text:placeholder-type="text">&lt;/if&gt;</text:placeholder></text:p>
              <text:p text:style-name="MP46"><text:placeholder text:placeholder-type="text">&lt;setLang(o.partner_id.lang or  'it_IT')&gt;</text:placeholder></text:p>
            </table:table-cell>
            <table:table-cell table:style-name="Table8.B2" office:value-type="string">
              <text:p text:style-name="MP47"><text:span text:style-name="MT18">Nr. </text:span><text:placeholder text:placeholder-type="text">&lt;o.number or ''&gt;</text:placeholder></text:p>
              <text:p text:style-name="MP48"><text:placeholder text:placeholder-type="text">&lt;if test="check_installed_module('account_invoice_proforma') and o.state == 'proforma2'"&gt;</text:placeholder></text:p>
              <text:p text:style-name="MP44"><text:placeholder text:placeholder-type="text">&lt;o.proforma_number or ''&gt;</text:placeholder></text:p>
              <text:p text:style-name="MP45"><text:placeholder text:placeholder-type="text">&lt;/if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49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50"><text:placeholder text:placeholder-type="text">&lt;for each="address_invoice_id in address_invoice_id()"&gt;</text:placeholder></text:p>
              <text:p text:style-name="MP51"><text:placeholder text:placeholder-type="text">&lt;if test="address_invoice_id != o.partner_id"&gt;</text:placeholder></text:p>
              <text:p text:style-name="MP52"><text:placeholder text:placeholder-type="text">&lt;translate(u'Registered office')&gt;</text:placeholder></text:p>
              <text:p text:style-name="MP53"><text:placeholder text:placeholder-type="text">&lt;o.partner_id.title&gt;</text:placeholder> <text:span text:style-name="MT35"><text:placeholder text:placeholder-type="text">&lt;o.partner_id.name or ''&gt;</text:placeholder></text:span></text:p>
              <text:p text:style-name="MP54"><text:placeholder text:placeholder-type="text">&lt;o.partner_id.street or ''&gt;</text:placeholder> <text:placeholder text:placeholder-type="text">&lt;o.partner_id.street2 or ''&gt;</text:placeholder></text:p>
              <text:p text:style-name="MP55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6"><text:placeholder text:placeholder-type="text">&lt;/if&gt;</text:placeholder></text:p>
              <text:p text:style-name="MP56"><text:placeholder text:placeholder-type="text">&lt;/for&gt;</text:placeholder></text:p>
              <text:p text:style-name="MP57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58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59"><text:placeholder text:placeholder-type="text">&lt;if test="o.address_shipping_id"&gt;</text:placeholder></text:p>
              <text:p text:style-name="MP60"><text:placeholder text:placeholder-type="text">&lt;if test="o.address_shipping_id != o.partner_id"&gt;</text:placeholder></text:p>
              <text:p text:style-name="MP61"><text:bookmark-start text:name="__DdeLink__2217_744811069"/><text:span text:style-name="MT36"><text:placeholder text:placeholder-type="text">&lt;get_label(o,'address_shipping_id')&gt;</text:placeholder></text:span><text:span text:style-name="MT37">:</text:span></text:p>
              <text:p text:style-name="MP62"><text:span text:style-name="MT38"><text:placeholder text:placeholder-type="text">&lt;o.address_shipping_id.title&gt;</text:placeholder></text:span><text:span text:style-name="MT38"> </text:span><text:span text:style-name="MT39"><text:placeholder text:placeholder-type="text">&lt;o.address_shipping_id.name or ''&gt;</text:placeholder></text:span></text:p>
              <text:p text:style-name="MP54"><text:placeholder text:placeholder-type="text">&lt;o.address_shipping_id.street or ''&gt;</text:placeholder> <text:placeholder text:placeholder-type="text">&lt;o.address_shipping_id.street2 or ''&gt;</text:placeholder></text:p>
              <text:p text:style-name="MP63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64"><text:bookmark-start text:name="__DdeLink__2062_1106590584"/><text:placeholder text:placeholder-type="text">&lt;/if&gt;</text:placeholder><text:bookmark-end text:name="__DdeLink__2062_1106590584"/></text:p>
              <text:p text:style-name="MP64"><text:placeholder text:placeholder-type="text">&lt;/if&gt;</text:placeholder></text:p>
              <text:p text:style-name="MP65"><text:placeholder text:placeholder-type="text">&lt;/if&gt;</text:placeholder></text:p>
              <text:p text:style-name="MP66"><text:placeholder text:placeholder-type="text">&lt;/if&gt;</text:placeholder></text:p>
            </table:table-cell>
            <table:table-cell table:style-name="Table9.B1" office:value-type="string">
              <text:p text:style-name="MP67"><text:placeholder text:placeholder-type="text">&lt;for each="address_invoice_id in address_invoice_id()"&gt;</text:placeholder></text:p>
              <text:p text:style-name="MP67"><text:placeholder text:placeholder-type="text">&lt;address_invoice_id.name or ''&gt;</text:placeholder></text:p>
              <text:p text:style-name="MP68"><text:placeholder text:placeholder-type="text">&lt;address_invoice_id.street or ''&gt;</text:placeholder> <text:placeholder text:placeholder-type="text">&lt;address_invoice_id.street2 or ''&gt;</text:placeholder></text:p>
              <text:p text:style-name="MP67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69"><text:placeholder text:placeholder-type="text">&lt;/for&gt;</text:placeholder></text:p>
              <text:p text:style-name="MP70"><text:placeholder text:placeholder-type="text">&lt;if test="o.partner_id.fiscalcode"&gt;</text:placeholder></text:p>
              <text:p text:style-name="MP71"><text:span text:style-name="MT21">C.F.<text:tab/>: </text:span><text:span text:style-name="MT20"><text:placeholder text:placeholder-type="text">&lt;o.partner_id.fiscalcode or ''&gt;</text:placeholder></text:span></text:p>
              <text:p text:style-name="MP70"><text:placeholder text:placeholder-type="text">&lt;/if&gt;</text:placeholder></text:p>
              <text:p text:style-name="MP71"><text:span text:style-name="MT40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</table:table-row>
        </table:table>
        <text:p text:style-name="MP18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9"><text:s/></text:p>
            </table:table-cell>
            <table:table-cell table:style-name="Table10.B1" office:value-type="string">
              <text:p text:style-name="MP20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72"><text:span text:style-name="MT41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24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</table:table-cell>
          </table:table-row>
          <table:table-row table:style-name="Table10.3">
            <table:table-cell table:style-name="Table10.A3" office:value-type="string">
              <text:p text:style-name="MP33"><text:placeholder text:placeholder-type="text">&lt;o.payment_term and o.payment_term.note or o.payment_term and o.payment_term.name or ''&gt;</text:placeholder></text:p>
              <text:p text:style-name="MP34"><text:placeholder text:placeholder-type="text">&lt;for each="bank in get_bank()"&gt;</text:placeholder></text:p>
              <text:p text:style-name="MP35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6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7"><text:placeholder text:placeholder-type="text">&lt;/for&gt;</text:placeholder></text:p>
            </table:table-cell>
            <table:table-cell table:style-name="Table10.A3" table:number-rows-spanned="2" office:value-type="string">
              <text:p text:style-name="MP25"><text:placeholder text:placeholder-type="text">&lt;for each="line in invoice_move_lines(o.move_id)"&gt;</text:placeholder></text:p>
              <text:p text:style-name="MP26"><text:placeholder text:placeholder-type="text">&lt;setLang('it_IT')&gt;</text:placeholder></text:p>
              <text:p text:style-name="MP73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text:s/>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74"><text:placeholder text:placeholder-type="text">&lt;/for&gt;</text:placeholder></text:p>
              <text:p text:style-name="MP75"><text:placeholder text:placeholder-type="text">&lt;if test="o.type == 'out_invoice' "&gt;</text:placeholder></text:p>
              <text:p text:style-name="MP29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76"><text:placeholder text:placeholder-type="text">&lt;formatLang(o.date_due, date=True) or ''&gt;</text:placeholder></text:p>
              <text:p text:style-name="MP31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77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38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8"><text:placeholder text:placeholder-type="text">&lt;for each="bank in get_bank_riba()"&gt;</text:placeholder></text:p>
              <text:p text:style-name="MP39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40"><text:placeholder text:placeholder-type="text">&lt;/for&gt;</text:placeholder></text:p>
              <text:p text:style-name="MP38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78"><text:placeholder text:placeholder-type="text">&lt;/if&gt;</text:placeholder></text:p>
            </table:table-cell>
            <table:covered-table-cell/>
          </table:table-row>
        </table:table>
        <text:p text:style-name="MP79"/>
      </style:header-first>
      <style:footer>
        <text:p text:style-name="MP80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81"><text:placeholder text:placeholder-type="text">&lt;o.company_id.rml_footer&gt;</text:placeholder></text:p>
            </table:table-cell>
          </table:table-row>
        </table:table>
        <text:p text:style-name="MP82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83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82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3-01T11:17:30.526512837</dc:date>
    <meta:editing-duration>P4DT10H9M19S</meta:editing-duration>
    <meta:editing-cycles>817</meta:editing-cycles>
    <meta:generator>LibreOffice/5.1.6.2$Linux_X86_64 LibreOffice_project/10m0$Build-2</meta:generator>
    <meta:document-statistic meta:table-count="10" meta:image-count="0" meta:object-count="0" meta:page-count="1" meta:paragraph-count="185" meta:word-count="707" meta:character-count="8825" meta:non-whitespace-character-count="8286"/>
  </office:meta>
</office:document-meta>
</file>